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Goat Cheese and Chive Stuffed Tomatoes<text:line-break/><text:line-break/>1 package cherry tomatoes halved and hollowed<text:line-break/>1 pkg room temperature cream cheese (8 oz)<text:line-break/>1 log room temperature plain goat cheese (6 – 8 oz) <text:line-break/>1 clove garlic minced<text:line-break/>3/4 tsp lemon zest <text:line-break/>small handful fresh chives <text:line-break/>salt to taste <text:line-break/><text:line-break/>Directions<text:line-break/><text:line-break/>Cut and Hollow out 1 package of cherry tomatoes..<text:line-break/>Combine all of the ingredients above in a glass bowl. Place into a pastry bag. Pipe a dollop into each tomato half. Chill and ser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anie </meta:initial-creator>
    <meta:creation-date>2011-11-19T19:40:35</meta:creation-date>
    <meta:print-date>2011-11-19T19:41:00</meta:print-date>
    <meta:editing-duration>P15824DT17H31M44S</meta:editing-duration>
    <meta:document-statistic meta:table-count="0" meta:image-count="0" meta:object-count="0" meta:page-count="1" meta:paragraph-count="1" meta:word-count="82" meta:character-count="462"/>
    <dc:date>2011-12-25T23:21:41</dc:date>
    <dc:creator>robertm </dc:creator>
    <meta:generator>LibreOffice/3.3$Unix LibreOffice_project/330m19$Build-202</meta:generator>
    <meta:user-defined meta:name="Info 1"/>
    <meta:user-defined meta:name="Info 2"/>
    <meta:user-defined meta:name="Info 3"/>
    <meta:user-defined meta:name="Info 4"/>
  </office:meta>
</office:document-meta>
</file>